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06cebe5" officeooo:paragraph-rsid="00402aca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Courier New" fo:font-size="11pt" fo:font-style="normal" fo:font-weight="normal" officeooo:rsid="0038c27c" officeooo:paragraph-rsid="00636fe3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Courier New" fo:font-size="11pt" fo:font-style="normal" fo:font-weight="normal" officeooo:rsid="006a7c94" officeooo:paragraph-rsid="00636fe3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Courier New" fo:font-size="11pt" fo:font-style="normal" fo:font-weight="bold" officeooo:rsid="006a7c94" officeooo:paragraph-rsid="00636fe3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Courier New" fo:font-size="11pt" fo:font-style="italic" fo:font-weight="normal" officeooo:rsid="006a7c94" officeooo:paragraph-rsid="00636fe3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Courier New" fo:font-size="11pt" fo:font-style="italic" fo:font-weight="normal" officeooo:rsid="006a7c94" officeooo:paragraph-rsid="006cebe5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Table_20_Contents">
      <style:paragraph-properties fo:text-align="start" style:justify-single-word="false" fo:break-before="page"/>
      <style:text-properties style:font-name="Courier New" fo:font-size="11pt" fo:font-style="italic" fo:font-weight="normal" officeooo:rsid="006a7c94" officeooo:paragraph-rsid="00636fe3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0pt" officeooo:rsid="01e03e6a" officeooo:paragraph-rsid="006ec1dd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Liberation Sans" fo:font-size="12pt" fo:font-style="normal" fo:font-weight="normal" officeooo:rsid="006a7c94" officeooo:paragraph-rsid="00636fe3" style:font-size-asian="10.5pt" style:font-style-asian="normal" style:font-weight-asian="normal" style:font-size-complex="12pt" style:font-style-complex="normal" style:font-weight-complex="normal"/>
    </style:style>
    <style:style style:name="P1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2d049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840c47" style:font-style-asian="normal" style:font-style-complex="normal"/>
    </style:style>
    <style:style style:name="T4" style:family="text">
      <style:text-properties fo:font-style="normal" officeooo:rsid="007074df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3fa25e" style:font-style-asian="normal" style:font-weight-asian="normal" style:font-style-complex="normal" style:font-weight-complex="normal"/>
    </style:style>
    <style:style style:name="T8" style:family="text">
      <style:text-properties officeooo:rsid="003fa25e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import console.*;</text:p>
      <text:p text:style-name="P4"/>
      <text:p text:style-name="P7">/*</text:p>
      <text:p text:style-name="P7"><text:s/>* Anwendung des Stacks: Abstellgleise</text:p>
      <text:p text:style-name="P7"><text:s/>* C. Pothmann, 16.02.2016 (Idee: M. Kowalski)</text:p>
      <text:p text:style-name="P7"><text:s/>*/</text:p>
      <text:p text:style-name="P6">public class Bahnhof</text:p>
      <text:p text:style-name="P5">{</text:p>
      <text:p text:style-name="P5"><text:s text:c="3"/>private Stack&lt;Waggon&gt; gleis1, gleis2, gleis3;</text:p>
      <text:p text:style-name="P4"/>
      <text:p text:style-name="P6"><text:s text:c="3"/>public Bahnhof()</text:p>
      <text:p text:style-name="P5"><text:s text:c="3"/>{</text:p>
      <text:p text:style-name="P5"><text:s text:c="6"/>gleis1 = new Stack();</text:p>
      <text:p text:style-name="P5"><text:s text:c="6"/>gleis2 = new Stack();</text:p>
      <text:p text:style-name="P5"><text:s text:c="6"/>gleis3 = new Stack();</text:p>
      <text:p text:style-name="P5"><text:s text:c="3"/>}</text:p>
      <text:p text:style-name="P5"><text:s text:c="4"/></text:p>
      <text:p text:style-name="P7"><text:s text:c="3"/>/*</text:p>
      <text:p text:style-name="P7"><text:s text:c="4"/>* Füllt Gleis 1 zufällig mit roten und blauen Waggons</text:p>
      <text:p text:style-name="P7"><text:s text:c="4"/>*/</text:p>
      <text:p text:style-name="P6"><text:s text:c="3"/>public void fuelleGleis1()</text:p>
      <text:p text:style-name="P5"><text:s text:c="3"/>{</text:p>
      <text:p text:style-name="P5"><text:s text:c="6"/>int i;</text:p>
      <text:p text:style-name="P5"><text:s text:c="6"/>Waggon w;</text:p>
      <text:p text:style-name="P5"><text:s text:c="6"/>for (i = 0; i &lt; 10; i++)</text:p>
      <text:p text:style-name="P5"><text:s text:c="6"/>{</text:p>
      <text:p text:style-name="P5"><text:s text:c="9"/>if (Math.random() &lt; 0.5) { w = new Waggon("blau"); }</text:p>
      <text:p text:style-name="P5"><text:s text:c="9"/>else <text:s text:c="20"/>{ w = new Waggon("rot"); <text:s/>}</text:p>
      <text:p text:style-name="P5"><text:s text:c="9"/>gleis1.push(w);</text:p>
      <text:p text:style-name="P5"><text:s text:c="6"/>}</text:p>
      <text:p text:style-name="P5"><text:s text:c="3"/>}</text:p>
      <text:p text:style-name="P4"/>
      <text:p text:style-name="P7"><text:s text:c="4"/>/*</text:p>
      <text:p text:style-name="P7"><text:s text:c="5"/>* Sortiert die Waggons von Gl.1 auf Gl.2 und Gl.3 nach Farbe</text:p>
      <text:p text:style-name="P7"><text:s text:c="5"/>*/</text:p>
      <text:p text:style-name="P6"><text:s text:c="4"/>public void sortiereGleis1()</text:p>
      <text:p text:style-name="P5"><text:s text:c="4"/>{</text:p>
      <text:p text:style-name="P5"><text:s text:c="8"/>while (!gleis1.isEmpty())</text:p>
      <text:p text:style-name="P5"><text:s text:c="8"/>{</text:p>
      <text:p text:style-name="P7"><text:s text:c="12"/>// hole den vordersten Waggon von Gleis 1</text:p>
      <text:p text:style-name="P5"><text:s text:c="12"/>Waggon w = gleis1.top();</text:p>
      <text:p text:style-name="P5"><text:s text:c="12"/>gleis1.pop();</text:p>
      <text:p text:style-name="P7"><text:s text:c="12"/>// je nach Farbe schiebe ihn nach Gleis 2 oder 3</text:p>
      <text:p text:style-name="P5"><text:s text:c="12"/>if (w.getFarbe().equals("rot"))</text:p>
      <text:p text:style-name="P5"><text:s text:c="12"/>{</text:p>
      <text:p text:style-name="P5"><text:s text:c="16"/>gleis2.push(w);</text:p>
      <text:p text:style-name="P5"><text:s text:c="12"/>}</text:p>
      <text:p text:style-name="P5"><text:s text:c="12"/>else</text:p>
      <text:p text:style-name="P5"><text:s text:c="12"/>{</text:p>
      <text:p text:style-name="P5"><text:s text:c="16"/>gleis3.push(w);</text:p>
      <text:p text:style-name="P5"><text:s text:c="12"/>}</text:p>
      <text:p text:style-name="P5"><text:s text:c="8"/>}</text:p>
      <text:p text:style-name="P5"><text:s text:c="4"/>}</text:p>
      <text:p text:style-name="P5"><text:s text:c="4"/></text:p>
      <text:p text:style-name="P4"/>
      <text:p text:style-name="P9"><text:s text:c="3"/>/*</text:p>
      <text:p text:style-name="P7"><text:s text:c="4"/>* Gibt die Waggons eines beliebigen Gleises aus</text:p>
      <text:p text:style-name="P7"><text:s text:c="4"/>*/</text:p>
      <text:p text:style-name="P6"><text:s text:c="3"/>public void ausgabeGleis(Stack&lt;Waggon&gt; gleis)</text:p>
      <text:p text:style-name="P5"><text:s text:c="3"/>{</text:p>
      <text:p text:style-name="P7"><text:s text:c="6"/>// Temporärer Stack, auf dem Waggons zwischengespeichert werden</text:p>
      <text:p text:style-name="P5"><text:s text:c="6"/>Stack&lt;Waggon&gt; temp = new Stack(); </text:p>
      <text:p text:style-name="P5"><text:s text:c="6"/>Waggon w;</text:p>
      <text:p text:style-name="P4"/>
      <text:p text:style-name="P5"><text:s text:c="6"/>if (gleis.isEmpty())</text:p>
      <text:p text:style-name="P5"><text:s text:c="6"/>{</text:p>
      <text:p text:style-name="P5"><text:s text:c="9"/>Console.println("leer");</text:p>
      <text:p text:style-name="P5"><text:s text:c="6"/>}</text:p>
      <text:p text:style-name="P7"><text:s text:c="6"/>// Hole alle Waggons vom Gleis und gib ihre Farbe aus</text:p>
      <text:p text:style-name="P7"><text:s text:c="6"/>// Speichere sie auf dem tempor?ren Stack</text:p>
      <text:p text:style-name="P5"><text:s text:c="6"/>while (!gleis.isEmpty())</text:p>
      <text:p text:style-name="P5"><text:s text:c="6"/>{</text:p>
      <text:p text:style-name="P5"><text:s text:c="9"/>w = gleis.top();</text:p>
      <text:p text:style-name="P5"><text:s text:c="9"/>Console.println(w.getFarbe());</text:p>
      <text:p text:style-name="P5"><text:s text:c="9"/>temp.push(w);</text:p>
      <text:p text:style-name="P5"><text:s text:c="9"/>gleis.pop();</text:p>
      <text:p text:style-name="P5"><text:s text:c="6"/>}</text:p>
      <text:p text:style-name="P7"><text:s text:c="6"/>// Schiebe den temporären Stack zurück</text:p>
      <text:p text:style-name="P5"><text:s text:c="6"/>while (!temp.isEmpty())</text:p>
      <text:p text:style-name="P5"><text:s text:c="6"/>{</text:p>
      <text:p text:style-name="P5"><text:s text:c="9"/>w = temp.top();</text:p>
      <text:p text:style-name="P5"><text:s text:c="9"/>gleis.push(w);</text:p>
      <text:p text:style-name="P5"><text:s text:c="9"/>temp.pop();</text:p>
      <text:p text:style-name="P5"><text:s text:c="6"/>}</text:p>
      <text:p text:style-name="P5"><text:s text:c="3"/>}</text:p>
      <text:p text:style-name="P4"/>
      <text:p text:style-name="P7"><text:s text:c="3"/>/*</text:p>
      <text:p text:style-name="P7"><text:s text:c="4"/>* Führt die Methoden nacheinander aus</text:p>
      <text:p text:style-name="P7"><text:s text:c="4"/>*/</text:p>
      <text:p text:style-name="P6"><text:s text:c="3"/>public void main()</text:p>
      <text:p text:style-name="P5"><text:s text:c="3"/>{</text:p>
      <text:p text:style-name="P8"><text:s text:c="6"/>// Gleis 1 füllen und ausgeben</text:p>
      <text:p text:style-name="P5"><text:s text:c="6"/>fuelleGleis1();</text:p>
      <text:p text:style-name="P5"><text:s text:c="6"/>Console.clear();</text:p>
      <text:p text:style-name="P5"><text:s text:c="6"/>Console.println("Gleis 1 zufällig gefüllt:");</text:p>
      <text:p text:style-name="P5"><text:s text:c="6"/>ausgabeGleis(gleis1);</text:p>
      <text:p text:style-name="P5"><text:s text:c="8"/></text:p>
      <text:p text:style-name="P7"><text:s text:c="6"/>// Sortiere nach Farben auf Gleis 2 und 3</text:p>
      <text:p text:style-name="P5"><text:s text:c="6"/>sortiereGleis1();</text:p>
      <text:p text:style-name="P5"><text:s text:c="8"/></text:p>
      <text:p text:style-name="P7"><text:s text:c="6"/>// Gib alle Gleise aus</text:p>
      <text:p text:style-name="P5"><text:s text:c="6"/>Console.println("Gleis 1:");</text:p>
      <text:p text:style-name="P5"><text:s text:c="6"/>ausgabeGleis(gleis1);</text:p>
      <text:p text:style-name="P5"><text:s text:c="6"/>Console.println("Gleis 2:");</text:p>
      <text:p text:style-name="P5"><text:s text:c="6"/>ausgabeGleis(gleis2);</text:p>
      <text:p text:style-name="P5"><text:s text:c="6"/>Console.println("Gleis 3:");</text:p>
      <text:p text:style-name="P5"><text:s text:c="6"/>ausgabeGleis(gleis3);</text:p>
      <text:p text:style-name="P5"><text:s text:c="3"/>}</text:p>
      <text:p text:style-name="P5">}</text:p>
      <text:p text:style-name="P11"/>
      <text:p text:style-name="P11"><draw:frame text:anchor-type="paragraph" draw:z-index="0" draw:name="Form1" draw:style-name="gr1" draw:text-style-name="P12" svg:width="1.795cm" svg:height="0.63cm" svg:x="15.196cm" svg:y="0.362cm"><draw:image xlink:href="Pictures/10000000000000580000001F196641809BB809C4.png" xlink:type="simple" xlink:show="embed" xlink:actuate="onLoad" loext:mime-type="image/png"><text:p/></draw:image></draw:frame></text:p>
      <text:p text:style-name="P10"><text:span text:style-name="T5">Autor: </text:span><text:span text:style-name="T2">Christian Pothmann – </text:span><text:a xlink:type="simple" xlink:href="https://cpothmann.de/" text:style-name="Internet_20_link" text:visited-style-name="Visited_20_Internet_20_Link"><text:span text:style-name="T2">c</text:span></text:a><text:a xlink:type="simple" xlink:href="https://cpothmann.de/" text:style-name="Internet_20_link" text:visited-style-name="Visited_20_Internet_20_Link"><text:span text:style-name="T3">pothmann.de</text:span></text:a><text:span text:style-name="T3">, </text:span><text:span text:style-name="T4">f</text:span><text:span text:style-name="T6">reigegeben unter </text:span><text:a xlink:type="simple" xlink:href="https://creativecommons.org/licenses/by-nc-sa/4.0/" text:style-name="Internet_20_link" text:visited-style-name="Visited_20_Internet_20_Link"><text:span text:style-name="T6">CC BY-NC-SA 4.0</text:span></text:a><text:span text:style-name="T6">, </text:span><text:span text:style-name="T7">Mai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Linienspitzen_20_1" draw:display-name="Linienspitzen 1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6cebe5" officeooo:paragraph-rsid="00402aca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Stack Programmieren – Lösung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- <text:span text:style-name="MT1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7-04T18:50:09.545000000</dc:date>
    <meta:editing-duration>PT8H51M31S</meta:editing-duration>
    <meta:editing-cycles>78</meta:editing-cycles>
    <meta:generator>LibreOffice/6.2.5.2$Windows_X86_64 LibreOffice_project/1ec314fa52f458adc18c4f025c545a4e8b22c159</meta:generator>
    <meta:document-statistic meta:table-count="1" meta:image-count="0" meta:object-count="0" meta:page-count="2" meta:paragraph-count="107" meta:word-count="295" meta:character-count="2530" meta:non-whitespace-character-count="1692"/>
  </office:meta>
</office:document-meta>
</file>